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5.4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8.5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2.0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8.85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8.85cm" svg:y="1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8.85cm" svg:y="1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8.85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5.75cm" svg:y="2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8.75cm" svg:y="2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1.75cm" svg:y="21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9.85cm" svg:x2="20.59cm" svg:y2="19.85cm">
          <text:p/>
        </draw:line>
        <draw:line draw:style-name="gr2" draw:text-style-name="P2" draw:layer="layout" svg:x1="1cm" svg:y1="7.95cm" svg:x2="20.59cm" svg:y2="7.95cm">
          <text:p/>
        </draw:line>
        <draw:frame draw:style-name="gr3" draw:text-style-name="P3" draw:layer="layout" svg:width="12.224cm" svg:height="0.962cm" svg:x="0.8cm" svg:y="0.85cm">
          <draw:text-box>
            <text:p>Investeringsbeslutninger under usikkerhet</text:p>
          </draw:text-box>
        </draw:frame>
        <draw:frame draw:style-name="gr3" draw:text-style-name="P3" draw:layer="layout" svg:width="12.571cm" svg:height="0.962cm" svg:x="0.8cm" svg:y="7.75cm">
          <draw:text-box>
            <text:p>Finansieringsbeslutninger under usikkerhet</text:p>
          </draw:text-box>
        </draw:frame>
        <draw:frame draw:style-name="gr3" draw:text-style-name="P3" draw:layer="layout" svg:width="11.627cm" svg:height="0.962cm" svg:x="0.8cm" svg:y="19.75cm">
          <draw:text-box>
            <text:p>Finansielle instrumenter og risikostyring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0T10:08:13.811659006</meta:creation-date>
    <dc:date>2022-08-10T10:19:36.878148369</dc:date>
    <meta:editing-duration>PT43S</meta:editing-duration>
    <meta:editing-cycles>1</meta:editing-cycles>
    <meta:generator>LibreOffice/7.3.3.2$Linux_X86_64 LibreOffice_project/30$Build-2</meta:generator>
    <meta:document-statistic meta:object-count="15"/>
  </office:meta>
</office:document-meta>
</file>